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329.6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7.21pt"/>
    </style:style>
    <style:style style:name="co9" style:family="table-column">
      <style:table-column-properties fo:break-before="auto" style:column-width="407.06pt"/>
    </style:style>
    <style:style style:name="co10" style:family="table-column">
      <style:table-column-properties fo:break-before="auto" style:column-width="144.6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115.2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23.9pt"/>
    </style:style>
    <style:style style:name="co15" style:family="table-column">
      <style:table-column-properties fo:break-before="auto" style:column-width="109.76pt"/>
    </style:style>
    <style:style style:name="co16" style:family="table-column">
      <style:table-column-properties fo:break-before="auto" style:column-width="50.14pt"/>
    </style:style>
    <style:style style:name="co17" style:family="table-column">
      <style:table-column-properties fo:break-before="auto" style:column-width="107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u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Code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Price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_ZENER 5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2]*[.F2]" office:value-type="currency" office:currency="IDR" office:value="500" calcext:value-type="currency">
            <text:p>Rp5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CK_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3000" calcext:value-type="currency">
            <text:p>Rp3,000.00</text:p>
          </table:table-cell>
          <table:table-cell table:formula="of:=[.C3]*[.F3]" office:value-type="currency" office:currency="IDR" office:value="3000" calcext:value-type="currency">
            <text:p>Rp3,0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RF9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3000" calcext:value-type="currency">
            <text:p>Rp3,000.00</text:p>
          </table:table-cell>
          <table:table-cell table:formula="of:=[.C4]*[.F4]" office:value-type="currency" office:currency="IDR" office:value="3000" calcext:value-type="currency">
            <text:p>Rp3,0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F5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3000" calcext:value-type="currency">
            <text:p>Rp3,000.00</text:p>
          </table:table-cell>
          <table:table-cell table:formula="of:=[.C5]*[.F5]" office:value-type="currency" office:currency="IDR" office:value="6000" calcext:value-type="currency">
            <text:p>Rp6,0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_25v 100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3000" calcext:value-type="currency">
            <text:p>Rp3,000.00</text:p>
          </table:table-cell>
          <table:table-cell table:formula="of:=[.C6]*[.F6]" office:value-type="currency" office:currency="IDR" office:value="6000" calcext:value-type="currency">
            <text:p>Rp6,0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SB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3000" calcext:value-type="currency">
            <text:p>Rp3,000.00</text:p>
          </table:table-cell>
          <table:table-cell table:formula="of:=[.C7]*[.F7]" office:value-type="currency" office:currency="IDR" office:value="3000" calcext:value-type="currency">
            <text:p>Rp3,0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TTON 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1500" calcext:value-type="currency">
            <text:p>Rp1,500.00</text:p>
          </table:table-cell>
          <table:table-cell table:formula="of:=[.C8]*[.F8]" office:value-type="currency" office:currency="IDR" office:value="1500" calcext:value-type="currency">
            <text:p>Rp1,5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_1p4W 1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25" calcext:value-type="currency">
            <text:p>Rp25.00</text:p>
          </table:table-cell>
          <table:table-cell table:formula="of:=[.C9]*[.F9]" office:value-type="currency" office:currency="IDR" office:value="100" calcext:value-type="currency">
            <text:p>Rp1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_1p4W 47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25" calcext:value-type="currency">
            <text:p>Rp25.00</text:p>
          </table:table-cell>
          <table:table-cell table:formula="of:=[.C10]*[.F10]" office:value-type="currency" office:currency="IDR" office:value="100" calcext:value-type="currency">
            <text:p>Rp1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_PW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1500" calcext:value-type="currency">
            <text:p>Rp1,500.00</text:p>
          </table:table-cell>
          <table:table-cell table:formula="of:=[.C11]*[.F11]" office:value-type="currency" office:currency="IDR" office:value="6000" calcext:value-type="currency">
            <text:p>Rp6,0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N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4000" calcext:value-type="currency">
            <text:p>Rp4,000.00</text:p>
          </table:table-cell>
          <table:table-cell table:formula="of:=[.C12]*[.F12]" office:value-type="currency" office:currency="IDR" office:value="4000" calcext:value-type="currency">
            <text:p>Rp4,000.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C5205 3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MOSA Jakarta</text:p>
          </table:table-cell>
          <table:table-cell table:style-name="ce4" office:value-type="string" calcext:value-type="string">
            <text:p>CMP0067</text:p>
          </table:table-cell>
          <table:table-cell office:value-type="currency" office:currency="IDR" office:value="9000" calcext:value-type="currency">
            <text:p>Rp9,000.00</text:p>
          </table:table-cell>
          <table:table-cell table:formula="of:=[.C13]*[.F13]" office:value-type="currency" office:currency="IDR" office:value="9000" calcext:value-type="currency">
            <text:p>Rp9,000.00</text:p>
          </table:table-cell>
          <table:table-cell office:value-type="string" calcext:value-type="string">
            <text:p>http://www.famosastudio.com/voltage-regulator-33v-sm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_SMA 1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PAN Surabaya</text:p>
          </table:table-cell>
          <table:table-cell table:style-name="ce4" office:value-type="string" calcext:value-type="string">
            <text:p>DIO0077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14]*[.F14]" office:value-type="currency" office:currency="IDR" office:value="3000" calcext:value-type="currency">
            <text:p>Rp3,000.00</text:p>
          </table:table-cell>
          <table:table-cell office:value-type="string" calcext:value-type="string">
            <text:p>http://lapantech.com/Dioda-1n4007-SM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_SMA SCHOTTK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PAN Surabaya</text:p>
          </table:table-cell>
          <table:table-cell table:style-name="ce4" office:value-type="string" calcext:value-type="string">
            <text:p>DIO0078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15]*[.F15]" office:value-type="currency" office:currency="IDR" office:value="1500" calcext:value-type="currency">
            <text:p>Rp1,500.00</text:p>
          </table:table-cell>
          <table:table-cell office:value-type="string" calcext:value-type="string">
            <text:p>http://lapantech.com/Dioda-1n5819-SM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CK_A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PAN Surabaya</text:p>
          </table:table-cell>
          <table:table-cell table:style-name="ce4" office:value-type="string" calcext:value-type="string">
            <text:p>CJT041</text:p>
          </table:table-cell>
          <table:table-cell office:value-type="currency" office:currency="IDR" office:value="3000" calcext:value-type="currency">
            <text:p>Rp3,000.00</text:p>
          </table:table-cell>
          <table:table-cell table:formula="of:=[.C16]*[.F16]" office:value-type="currency" office:currency="IDR" office:value="3000" calcext:value-type="currency">
            <text:p>Rp3,000.00</text:p>
          </table:table-cell>
          <table:table-cell office:value-type="string" calcext:value-type="string">
            <text:p>http://lapantech.com/Stereo-Jack-Socket-PCB-5-Pin-3.5mm-Gr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100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ICMC020102004</text:p>
          </table:table-cell>
          <table:table-cell office:value-type="currency" office:currency="IDR" office:value="30000" calcext:value-type="currency">
            <text:p>Rp30,000.00</text:p>
          </table:table-cell>
          <table:table-cell table:formula="of:=[.C17]*[.F17]" office:value-type="currency" office:currency="IDR" office:value="30000" calcext:value-type="currency">
            <text:p>Rp30,000.00</text:p>
          </table:table-cell>
          <table:table-cell office:value-type="string" calcext:value-type="string">
            <text:p>http://sfe-electronics.com/microcontroller-ic/2488-stm32f100c4t6b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_0805 3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R010203018</text:p>
          </table:table-cell>
          <table:table-cell office:value-type="currency" office:currency="IDR" office:value="50" calcext:value-type="currency">
            <text:p>Rp50.00</text:p>
          </table:table-cell>
          <table:table-cell table:formula="of:=[.C18]*[.F18]" office:value-type="currency" office:currency="IDR" office:value="1000" calcext:value-type="currency">
            <text:p>Rp1,000.00</text:p>
          </table:table-cell>
          <table:table-cell office:value-type="string" calcext:value-type="string">
            <text:p>http://sfe-electronics.com/resistor/619-330-ohm-smd0805-resistor.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_0805 4k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R010203028</text:p>
          </table:table-cell>
          <table:table-cell office:value-type="currency" office:currency="IDR" office:value="50" calcext:value-type="currency">
            <text:p>Rp50.00</text:p>
          </table:table-cell>
          <table:table-cell table:formula="of:=[.C19]*[.F19]" office:value-type="currency" office:currency="IDR" office:value="500" calcext:value-type="currency">
            <text:p>Rp500.00</text:p>
          </table:table-cell>
          <table:table-cell office:value-type="string" calcext:value-type="string">
            <text:p>http://sfe-electronics.com/resistor/629-47k-ohm-smd0805-resistor.htm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_0805 10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R010203042</text:p>
          </table:table-cell>
          <table:table-cell office:value-type="currency" office:currency="IDR" office:value="50" calcext:value-type="currency">
            <text:p>Rp50.00</text:p>
          </table:table-cell>
          <table:table-cell table:formula="of:=[.C20]*[.F20]" office:value-type="currency" office:currency="IDR" office:value="500" calcext:value-type="currency">
            <text:p>Rp500.00</text:p>
          </table:table-cell>
          <table:table-cell office:value-type="string" calcext:value-type="string">
            <text:p>http://sfe-electronics.com/resistor/643-100k-ohm-smd0805-resistor.htm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_0805 100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C010203032</text:p>
          </table:table-cell>
          <table:table-cell office:value-type="currency" office:currency="IDR" office:value="75" calcext:value-type="currency">
            <text:p>Rp75.00</text:p>
          </table:table-cell>
          <table:table-cell table:formula="of:=[.C21]*[.F21]" office:value-type="currency" office:currency="IDR" office:value="750" calcext:value-type="currency">
            <text:p>Rp750.00</text:p>
          </table:table-cell>
          <table:table-cell office:value-type="string" calcext:value-type="string">
            <text:p>http://sfe-electronics.com/capacitor/129-100nf-smd0805-capacitor.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ICOPT01006</text:p>
          </table:table-cell>
          <table:table-cell office:value-type="currency" office:currency="IDR" office:value="1500" calcext:value-type="currency">
            <text:p>Rp1,500.00</text:p>
          </table:table-cell>
          <table:table-cell table:formula="of:=[.C22]*[.F22]" office:value-type="currency" office:currency="IDR" office:value="6000" calcext:value-type="currency">
            <text:p>Rp6,000.00</text:p>
          </table:table-cell>
          <table:table-cell office:value-type="string" calcext:value-type="string">
            <text:p>http://sfe-electronics.com/optocoupler/1192-pc-817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M2596s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ICVR02016</text:p>
          </table:table-cell>
          <table:table-cell office:value-type="currency" office:currency="IDR" office:value="10000" calcext:value-type="currency">
            <text:p>Rp10,000.00</text:p>
          </table:table-cell>
          <table:table-cell table:formula="of:=[.C23]*[.F23]" office:value-type="currency" office:currency="IDR" office:value="10000" calcext:value-type="currency">
            <text:p>Rp10,000.00</text:p>
          </table:table-cell>
          <table:table-cell office:value-type="string" calcext:value-type="string">
            <text:p>http://sfe-electronics.com/integrated-circuit/918-lm2596s-50-to-263.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D_0805 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LED0302001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24]*[.F24]" office:value-type="currency" office:currency="IDR" office:value="2000" calcext:value-type="currency">
            <text:p>Rp2,000.00</text:p>
          </table:table-cell>
          <table:table-cell office:value-type="string" calcext:value-type="string">
            <text:p>http://sfe-electronics.com/display/1384-smd0805-red-led.htm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_0805 Ora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LED0302002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25]*[.F25]" office:value-type="currency" office:currency="IDR" office:value="2000" calcext:value-type="currency">
            <text:p>Rp2,000.00</text:p>
          </table:table-cell>
          <table:table-cell office:value-type="string" calcext:value-type="string">
            <text:p>http://sfe-electronics.com/display/1385-smd0805-yellow-led.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D_0805 Yel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LED0302004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26]*[.F26]" office:value-type="currency" office:currency="IDR" office:value="2000" calcext:value-type="currency">
            <text:p>Rp2,000.00</text:p>
          </table:table-cell>
          <table:table-cell office:value-type="string" calcext:value-type="string">
            <text:p>http://sfe-electronics.com/display/3066-smd0805-yellow-green-led.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D_0805 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LED0302003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27]*[.F27]" office:value-type="currency" office:currency="IDR" office:value="2000" calcext:value-type="currency">
            <text:p>Rp2,000.00</text:p>
          </table:table-cell>
          <table:table-cell office:value-type="string" calcext:value-type="string">
            <text:p>http://sfe-electronics.com/display/1386-smd0805-green-led.htm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D_PWR 33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L0103004</text:p>
          </table:table-cell>
          <table:table-cell office:value-type="currency" office:currency="IDR" office:value="2000" calcext:value-type="currency">
            <text:p>Rp2,000.00</text:p>
          </table:table-cell>
          <table:table-cell table:formula="of:=[.C28]*[.F28]" office:value-type="currency" office:currency="IDR" office:value="2000" calcext:value-type="currency">
            <text:p>Rp2,000.00</text:p>
          </table:table-cell>
          <table:table-cell office:value-type="string" calcext:value-type="string">
            <text:p>http://sfe-electronics.com/inductor/2497-33uh-power-inductor.htm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tore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FE Malang</text:p>
          </table:table-cell>
          <table:table-cell office:value-type="string" calcext:value-type="string">
            <text:p>=</text:p>
          </table:table-cell>
          <table:table-cell table:style-name="ce3" table:formula="of:=SUM([.G17:.G28])" office:value-type="currency" office:currency="IDR" office:value="58750" calcext:value-type="currency">
            <text:p>Rp58,75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KAT Surabaya</text:p>
          </table:table-cell>
          <table:table-cell office:value-type="string" calcext:value-type="string">
            <text:p>=</text:p>
          </table:table-cell>
          <table:table-cell table:style-name="ce3" table:formula="of:=SUM([.G7:.G12])" office:value-type="currency" office:currency="IDR" office:value="14700" calcext:value-type="currency">
            <text:p>Rp14,7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PAN Surabaya</text:p>
          </table:table-cell>
          <table:table-cell office:value-type="string" calcext:value-type="string">
            <text:p>=</text:p>
          </table:table-cell>
          <table:table-cell table:style-name="ce3" table:formula="of:=SUM([.F14:.F16])" office:value-type="currency" office:currency="IDR" office:value="4000" calcext:value-type="currency">
            <text:p>Rp4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MOSA Jakarta</text:p>
          </table:table-cell>
          <table:table-cell office:value-type="string" calcext:value-type="string">
            <text:p>=</text:p>
          </table:table-cell>
          <table:table-cell table:style-name="ce3" table:formula="of:=[.G13]" office:value-type="currency" office:currency="IDR" office:value="9000" calcext:value-type="currency">
            <text:p>Rp9,000.00</text:p>
          </table:table-cell>
          <table:table-cell table:number-columns-repeated="4"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ui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TQFP-48_7x7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0C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-L-USB1,R-L-PV1,R-L4,R-L3,R-L2,R-L1,R-L-LAMP1,R-PV3,R-LAMP1,R-USB1,R-L-IND1</text:p>
          </table:table-cell>
          <table:table-cell office:value-type="string" calcext:value-type="string">
            <text:p>R_0805_HandSoldering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ACK_L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-jac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N3,P-BOOT1,SW-PWR1,P-VDD-3V3,P-GND1,P-VDD1</text:p>
          </table:table-cell>
          <table:table-cell office:value-type="string" calcext:value-type="string">
            <text:p>Pin_Header_Straight_1x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-NRST1</text:p>
          </table:table-cell>
          <table:table-cell office:value-type="string" calcext:value-type="string">
            <text:p>B3F-1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XX_B3F-10X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-COMM1,PIN4</text:p>
          </table:table-cell>
          <table:table-cell office:value-type="string" calcext:value-type="string">
            <text:p>Pin_Header_Straight_1x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TT1,BATT2,BATT3,BATT4</text:p>
          </table:table-cell>
          <table:table-cell office:value-type="string" calcext:value-type="string">
            <text:p>SparkFun-1X02_XTRA_BI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02P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-ADC-BATT1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DC-BATT2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-LAMP1,L-USB1,L1,L2,L3,L4,L-PV1,L-IND1</text:p>
          </table:table-cell>
          <table:table-cell office:value-type="string" calcext:value-type="string">
            <text:p>LED-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-ADC1</text:p>
          </table:table-cell>
          <table:table-cell office:value-type="string" calcext:value-type="string">
            <text:p>C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NRST1,R-PV1,R-PV4,R-LAMP2,R-USB2</text:p>
          </table:table-cell>
          <table:table-cell office:value-type="string" calcext:value-type="string">
            <text:p>R_0805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-PV1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K-PV1,OK-PV2,OK-LAMP1,OK-USB1</text:p>
          </table:table-cell>
          <table:table-cell office:value-type="string" calcext:value-type="string">
            <text:p>DIP-4_W7.62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8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-PV2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-PV1</text:p>
          </table:table-cell>
          <table:table-cell office:value-type="string" calcext:value-type="string">
            <text:p>TO220B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9530_TO220BV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-PV1,D-LAMP1,D-USB1,D-VDD1,D-3V3,D-LAMP2</text:p>
          </table:table-cell>
          <table:table-cell office:value-type="string" calcext:value-type="string">
            <text:p>SMA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-LAMP1,TR-USB1</text:p>
          </table:table-cell>
          <table:table-cell office:value-type="string" calcext:value-type="string">
            <text:p>TO220B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F530_TO220BV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219BM5_SOT23-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_VUSB1,C_VUSB2</text:p>
          </table:table-cell>
          <table:table-cell office:value-type="string" calcext:value-type="string">
            <text:p>C_Radial_D5_L6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-VUSB1,D-VUSB2,D-LAMP3</text:p>
          </table:table-cell>
          <table:table-cell office:value-type="string" calcext:value-type="string">
            <text:p>SMA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_Schottk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ELF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C-VUSB1</text:p>
          </table:table-cell>
          <table:table-cell office:value-type="string" calcext:value-type="string">
            <text:p>TO-263-5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-VUSB1</text:p>
          </table:table-cell>
          <table:table-cell office:value-type="string" calcext:value-type="string">
            <text:p>INDUCTOR_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1</text:p>
          </table:table-cell>
          <table:table-cell office:value-type="string" calcext:value-type="string">
            <text:p>Pin_Header_Straight_1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N2</text:p>
          </table:table-cell>
          <table:table-cell office:value-type="string" calcext:value-type="string">
            <text:p>Pin_Header_Straight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1,W2,W3,W4,W5,W6,W7,W8,W9,W10,W11,W12,W13,W14</text:p>
          </table:table-cell>
          <table:table-cell office:value-type="string" calcext:value-type="string">
            <text:p>test-p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ST_1P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BLIK</text:p>
          </table:table-cell>
          <table:table-cell/>
        </table:table-row>
      </table:table>
      <table:table table:name="SFE " table:style-name="ta1"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9"/>
        <table:table-row table:style-name="ro1"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100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MC020102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_0805 3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010203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_0805 4k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010203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_0805 10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0102030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_0805 100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0102030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OPT01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M2596s 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VR02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D_0805 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0302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D_0805 Ora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0302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D_0805 Yel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0302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D_0805 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0302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_PWR 33m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0103004</text:p>
          </table:table-cell>
        </table:table-row>
      </table:table>
      <table:named-expressions/>
      <table:database-ranges>
        <table:database-range table:name="__Anonymous_Sheet_DB__0" table:target-range-address="Buy.A1:Buy.H28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1:37:03.652276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6T11:41:57.126037584</dc:date>
    <meta:editing-duration>PT1H29M32S</meta:editing-duration>
    <meta:editing-cycles>59</meta:editing-cycles>
    <meta:generator>LibreOffice/4.4.7.2$Linux_X86_64 LibreOffice_project/40m0$Build-2</meta:generator>
    <meta:document-statistic meta:table-count="3" meta:cell-count="440" meta:object-count="0"/>
  </office:meta>
</office:document-meta>
</file>